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monospace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a2296" officeooo:paragraph-rsid="000a2296"/>
    </style:style>
    <style:style style:name="P2" style:family="paragraph" style:parent-style-name="Text_20_body">
      <style:text-properties officeooo:rsid="000a560b" officeooo:paragraph-rsid="000a560b"/>
    </style:style>
    <style:style style:name="P3" style:family="paragraph" style:parent-style-name="Text_20_body">
      <style:text-properties officeooo:paragraph-rsid="000a560b"/>
    </style:style>
    <style:style style:name="P4" style:family="paragraph" style:parent-style-name="Subtitle">
      <style:text-properties officeooo:rsid="000a2296" officeooo:paragraph-rsid="000a2296"/>
    </style:style>
    <style:style style:name="P5" style:family="paragraph" style:parent-style-name="Title">
      <style:text-properties officeooo:rsid="000a2296" officeooo:paragraph-rsid="000a2296"/>
    </style:style>
    <style:style style:name="P6" style:family="paragraph" style:parent-style-name="Heading_20_2">
      <style:paragraph-properties fo:break-before="page"/>
      <style:text-properties officeooo:rsid="000a560b" officeooo:paragraph-rsid="000a560b"/>
    </style:style>
    <style:style style:name="T1" style:family="text">
      <style:text-properties officeooo:rsid="000a560b"/>
    </style:style>
    <style:style style:name="T2" style:family="text">
      <style:text-properties fo:font-variant="normal" fo:text-transform="none" fo:color="#222222" style:font-name="sans-serif" fo:font-size="8.39999961853027pt" fo:letter-spacing="normal" fo:font-style="normal" fo:font-weight="normal"/>
    </style:style>
    <style:style style:name="T3" style:family="text">
      <style:text-properties fo:font-variant="normal" fo:text-transform="none" fo:color="#222222" fo:letter-spacing="normal"/>
    </style:style>
    <style:style style:name="T4" style:family="text">
      <style:text-properties fo:font-variant="normal" fo:text-transform="none" fo:color="#000000" style:font-name="monospace" fo:font-size="8.39999961853027pt" fo:letter-spacing="normal" fo:font-style="normal" fo:font-weight="normal" fo:background-color="#f8f9fa" loext:char-shading-value="0" fo:padding-left="0.085cm" fo:padding-right="0.085cm" fo:padding-top="0.049cm" fo:padding-bottom="0.049cm" fo:border="0.06pt solid #eaecf0"/>
    </style:style>
    <style:style style:name="T5" style:family="text">
      <style:text-properties fo:font-variant="normal" fo:text-transform="none" fo:color="#0b0080" style:text-line-through-style="none" style:text-line-through-type="none" style:font-name="sans-serif" fo:font-size="8.39999961853027pt" fo:letter-spacing="normal" fo:font-style="normal" style:text-underline-style="none" fo:font-weight="normal" style:text-blinking="false" fo:background-color="#ffffff" loext:char-shading-value="0"/>
    </style:style>
    <style:style style:name="T6" style:family="text">
      <style:text-properties style:font-name="Liberation Seri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RAVAUX PRATIQUE : lab n°1</text:p>
      <text:p text:style-name="P4">Document réponse</text:p>
      <text:p text:style-name="P1"/>
      <text:p text:style-name="P1"/>
      <text:h text:style-name="Heading_20_2" text:outline-level="2">Etude du contenu du fichier shadow</text:h>
      <text:p text:style-name="Text_20_body"/>
      <text:p text:style-name="Text_20_body">Le fi<text:span text:style-name="T6">chier</text:span><text:span text:style-name="Source_20_Text"><text:span text:style-name="T6"> «shadow» </text:span></text:span><text:span text:style-name="T6">est utilisé pour augmenter le n</text:span>iveau de sécurité des mots de passe. Le fichier contient une version hashée des mots de passe et seuls des utilisateurs très privilégiés peuvent y avoir accès. Généralement, ces données sont conservées dans des fichiers appartenant à l'<text:span text:style-name="T1">utilisateur root </text:span>et seulement accessibles par lui.</text:p>
      <text:p text:style-name="P3"><text:span text:style-name="T1">Le nom de l'algorithme permettant de générer les empreintes de mot de passe est l'algorithme de hachage.</text:span></text:p>
      <text:p text:style-name="Text_20_body"/>
      <text:h text:style-name="P6" text:outline-level="2">Sources</text:h>
      <text:p text:style-name="P3"/>
      <text:p text:style-name="P2">https://fr.wikipedia.org/wiki/Passw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, monospace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Cohen</meta:initial-creator>
    <meta:creation-date>2017-10-13T09:34:09.699049106</meta:creation-date>
    <dc:date>2017-10-13T09:59:52.078169350</dc:date>
    <dc:creator>Maxime Cohen</dc:creator>
    <meta:editing-duration>PT10M32S</meta:editing-duration>
    <meta:editing-cycles>1</meta:editing-cycles>
    <meta:generator>LibreOffice/4.3.3.2$Linux_X86_64 LibreOffice_project/430m0$Build-2</meta:generator>
    <meta:document-statistic meta:table-count="0" meta:image-count="0" meta:object-count="0" meta:page-count="2" meta:paragraph-count="7" meta:word-count="84" meta:character-count="560" meta:non-whitespace-character-count="483"/>
  </office:meta>
</office:document-meta>
</file>